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E80000045CCAF6EA0B4342512E.png" manifest:media-type="image/png"/>
  <manifest:file-entry manifest:full-path="Pictures/100000000000014C0000012CD14BBC7B20D81CDA.png" manifest:media-type="image/png"/>
  <manifest:file-entry manifest:full-path="Pictures/100000000000010D000000FFD0A99809D769E253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0000000002700000026067E8553F568ED39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9"><draw:frame draw:style-name="fr1" draw:name="Image7" text:anchor-type="paragraph" svg:width="298.35pt" svg:height="488.75pt" draw:z-index="0"><draw:image xlink:href="Pictures/10000201000002E80000045CCAF6EA0B4342512E.png" xlink:type="simple" xlink:show="embed" xlink:actuate="onLoad"/></draw:frame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D0A99809D769E253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067E8553F568ED39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067E8553F568ED39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067E8553F568ED39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067E8553F568ED39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067E8553F568ED39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067E8553F568ED39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067E8553F568ED39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067E8553F568ED39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067E8553F568ED39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067E8553F568ED39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7:45.867376059</meta:creation-date>
    <meta:editing-duration>PT36S</meta:editing-duration>
    <meta:editing-cycles>2</meta:editing-cycles>
    <meta:generator>LibreOffice/5.0.3.2$Linux_x86 LibreOffice_project/e5f16313668ac592c1bfb310f4390624e3dbfb75</meta:generator>
    <dc:title>designing-with-libreoffice</dc:title>
    <meta:initial-creator>Bruce Byfield</meta:initial-creator>
    <dc:date>2016-03-19T14:38:21.213011595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7:45.504925030"/>
  </office:meta>
</office:document-meta>
</file>